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9193c" officeooo:paragraph-rsid="0009193c"/>
    </style:style>
    <style:style style:name="P2" style:family="paragraph" style:parent-style-name="Text_20_body">
      <style:text-properties officeooo:rsid="0009193c" officeooo:paragraph-rsid="0009193c"/>
    </style:style>
    <style:style style:name="P3" style:family="paragraph" style:parent-style-name="Standard">
      <style:text-properties officeooo:rsid="0006763d" officeooo:paragraph-rsid="0006763d"/>
    </style:style>
    <style:style style:name="P4" style:family="paragraph" style:parent-style-name="Standard">
      <style:text-properties officeooo:rsid="000737b9" officeooo:paragraph-rsid="000737b9"/>
    </style:style>
    <style:style style:name="P5" style:family="paragraph" style:parent-style-name="Standard">
      <style:text-properties officeooo:rsid="000737b9" officeooo:paragraph-rsid="000796c8"/>
    </style:style>
    <style:style style:name="P6" style:family="paragraph" style:parent-style-name="Standard">
      <style:text-properties officeooo:rsid="000796c8" officeooo:paragraph-rsid="000796c8"/>
    </style:style>
    <style:style style:name="P7" style:family="paragraph" style:parent-style-name="Standard">
      <style:text-properties officeooo:rsid="00082601" officeooo:paragraph-rsid="00082601"/>
    </style:style>
    <style:style style:name="P8" style:family="paragraph" style:parent-style-name="Standard">
      <style:text-properties officeooo:rsid="00082601" officeooo:paragraph-rsid="001b6c60"/>
    </style:style>
    <style:style style:name="P9" style:family="paragraph" style:parent-style-name="Standard">
      <style:text-properties fo:font-weight="bold" officeooo:rsid="0009193c" officeooo:paragraph-rsid="0009193c" style:font-weight-asian="bold" style:font-weight-complex="bold"/>
    </style:style>
    <style:style style:name="P10" style:family="paragraph" style:parent-style-name="Standard">
      <style:text-properties officeooo:rsid="00098d80" officeooo:paragraph-rsid="00098d80"/>
    </style:style>
    <style:style style:name="P11" style:family="paragraph" style:parent-style-name="Text_20_body">
      <style:text-properties officeooo:rsid="00098d80" officeooo:paragraph-rsid="00098d80"/>
    </style:style>
    <style:style style:name="P12" style:family="paragraph" style:parent-style-name="Standard">
      <style:text-properties officeooo:rsid="000c52e2" officeooo:paragraph-rsid="000c52e2"/>
    </style:style>
    <style:style style:name="P13" style:family="paragraph" style:parent-style-name="Text_20_body">
      <style:text-properties officeooo:rsid="000c52e2" officeooo:paragraph-rsid="000c52e2"/>
    </style:style>
    <style:style style:name="P14" style:family="paragraph" style:parent-style-name="Text_20_body">
      <style:text-properties officeooo:rsid="000b0fcd" officeooo:paragraph-rsid="000b0fcd"/>
    </style:style>
    <style:style style:name="P15" style:family="paragraph" style:parent-style-name="Text_20_body">
      <style:text-properties officeooo:rsid="000db04d" officeooo:paragraph-rsid="000db04d"/>
    </style:style>
    <style:style style:name="P16" style:family="paragraph" style:parent-style-name="Text_20_body">
      <style:text-properties officeooo:rsid="0010b49e" officeooo:paragraph-rsid="0010b49e"/>
    </style:style>
    <style:style style:name="P17" style:family="paragraph" style:parent-style-name="Text_20_body">
      <style:text-properties officeooo:rsid="0010d66f" officeooo:paragraph-rsid="0010d66f"/>
    </style:style>
    <style:style style:name="P18" style:family="paragraph" style:parent-style-name="Text_20_body">
      <style:text-properties officeooo:rsid="00123756" officeooo:paragraph-rsid="00123756"/>
    </style:style>
    <style:style style:name="P19" style:family="paragraph" style:parent-style-name="Standard">
      <style:text-properties officeooo:rsid="0016e822" officeooo:paragraph-rsid="0016e822"/>
    </style:style>
    <style:style style:name="P20" style:family="paragraph" style:parent-style-name="Text_20_body">
      <style:text-properties officeooo:rsid="0016e822" officeooo:paragraph-rsid="0016e822"/>
    </style:style>
    <style:style style:name="P21" style:family="paragraph" style:parent-style-name="Standard">
      <style:text-properties fo:color="#c9211e" loext:opacity="100%" officeooo:rsid="00098d80" officeooo:paragraph-rsid="00098d80"/>
    </style:style>
    <style:style style:name="P22" style:family="paragraph" style:parent-style-name="Standard">
      <style:text-properties officeooo:rsid="001ff7f6" officeooo:paragraph-rsid="001ff7f6"/>
    </style:style>
    <style:style style:name="P23" style:family="paragraph" style:parent-style-name="Text_20_body">
      <style:text-properties officeooo:rsid="001ff7f6" officeooo:paragraph-rsid="001ff7f6"/>
    </style:style>
    <style:style style:name="P24" style:family="paragraph" style:parent-style-name="Standard">
      <style:text-properties officeooo:rsid="0024374b" officeooo:paragraph-rsid="0024374b"/>
    </style:style>
    <style:style style:name="P25" style:family="paragraph" style:parent-style-name="Text_20_body">
      <style:text-properties officeooo:rsid="0024374b" officeooo:paragraph-rsid="0024374b"/>
    </style:style>
    <style:style style:name="P26" style:family="paragraph" style:parent-style-name="Text_20_body">
      <style:text-properties officeooo:rsid="0016276e" officeooo:paragraph-rsid="0016276e"/>
    </style:style>
    <style:style style:name="P27" style:family="paragraph" style:parent-style-name="Text_20_body">
      <style:text-properties officeooo:rsid="00167fa4" officeooo:paragraph-rsid="00167fa4"/>
    </style:style>
    <style:style style:name="P28" style:family="paragraph" style:parent-style-name="Text_20_body">
      <style:text-properties officeooo:rsid="0018ac79" officeooo:paragraph-rsid="0018ac79"/>
    </style:style>
    <style:style style:name="P29" style:family="paragraph" style:parent-style-name="Text_20_body">
      <style:text-properties officeooo:rsid="001b6c60" officeooo:paragraph-rsid="001b6c60"/>
    </style:style>
    <style:style style:name="P30" style:family="paragraph" style:parent-style-name="Text_20_body">
      <style:text-properties officeooo:rsid="001b6c60" officeooo:paragraph-rsid="001d3945"/>
    </style:style>
    <style:style style:name="P31" style:family="paragraph" style:parent-style-name="Text_20_body">
      <style:text-properties officeooo:rsid="001e08c2" officeooo:paragraph-rsid="001e08c2"/>
    </style:style>
    <style:style style:name="P32" style:family="paragraph" style:parent-style-name="Text_20_body">
      <style:text-properties officeooo:rsid="001f7c14" officeooo:paragraph-rsid="001f7c14"/>
    </style:style>
    <style:style style:name="P33" style:family="paragraph" style:parent-style-name="Text_20_body">
      <style:text-properties officeooo:rsid="0021910e" officeooo:paragraph-rsid="0021910e"/>
    </style:style>
    <style:style style:name="P34" style:family="paragraph" style:parent-style-name="Text_20_body">
      <style:text-properties officeooo:rsid="0023da07" officeooo:paragraph-rsid="0023da07"/>
    </style:style>
    <style:style style:name="P35" style:family="paragraph" style:parent-style-name="Text_20_body">
      <style:text-properties officeooo:paragraph-rsid="0023da07"/>
    </style:style>
    <style:style style:name="P36" style:family="paragraph" style:parent-style-name="Text_20_body">
      <style:text-properties officeooo:rsid="00262b04" officeooo:paragraph-rsid="00262b04"/>
    </style:style>
    <style:style style:name="P37" style:family="paragraph" style:parent-style-name="Text_20_body">
      <style:text-properties officeooo:rsid="00293393" officeooo:paragraph-rsid="00293393"/>
    </style:style>
    <style:style style:name="P38" style:family="paragraph" style:parent-style-name="Text_20_body">
      <style:paragraph-properties fo:text-align="center" style:justify-single-word="false"/>
      <style:text-properties fo:font-style="italic" fo:font-weight="bold" officeooo:rsid="00293393" officeooo:paragraph-rsid="00293393" style:font-style-asian="italic" style:font-weight-asian="bold" style:font-style-complex="italic" style:font-weight-complex="bold"/>
    </style:style>
    <style:style style:name="P39" style:family="paragraph" style:parent-style-name="Heading_20_1">
      <style:paragraph-properties fo:text-align="center" style:justify-single-word="false"/>
      <style:text-properties style:text-underline-style="solid" style:text-underline-width="auto" style:text-underline-color="font-color" officeooo:rsid="000c52e2" officeooo:paragraph-rsid="000c52e2" fo:background-color="#ffff00"/>
    </style:style>
    <style:style style:name="P40" style:family="paragraph" style:parent-style-name="Heading_20_1">
      <style:paragraph-properties fo:text-align="center" style:justify-single-word="false"/>
      <style:text-properties style:text-underline-style="solid" style:text-underline-width="auto" style:text-underline-color="font-color" fo:background-color="#ffff00"/>
    </style:style>
    <style:style style:name="P41" style:family="paragraph" style:parent-style-name="Heading_20_1">
      <style:paragraph-properties fo:text-align="center" style:justify-single-word="false"/>
      <style:text-properties style:text-underline-style="solid" style:text-underline-width="auto" style:text-underline-color="font-color" officeooo:rsid="00082601" officeooo:paragraph-rsid="00082601" fo:background-color="#ffff00"/>
    </style:style>
    <style:style style:name="P42" style:family="paragraph" style:parent-style-name="Heading_20_2">
      <style:text-properties fo:font-weight="bold" officeooo:rsid="00128571" officeooo:paragraph-rsid="00128571" style:font-weight-asian="bold" style:font-weight-complex="bold"/>
    </style:style>
    <style:style style:name="P43" style:family="paragraph" style:parent-style-name="Heading_20_4">
      <style:text-properties officeooo:rsid="0009193c" officeooo:paragraph-rsid="0009193c"/>
    </style:style>
    <style:style style:name="P44" style:family="paragraph" style:parent-style-name="Standard" style:list-style-name="L9">
      <style:text-properties officeooo:rsid="0006763d" officeooo:paragraph-rsid="0006763d"/>
    </style:style>
    <style:style style:name="P45" style:family="paragraph" style:parent-style-name="Text_20_body" style:list-style-name="L1">
      <style:text-properties officeooo:rsid="000f2fa6" officeooo:paragraph-rsid="000f2fa6"/>
    </style:style>
    <style:style style:name="P46" style:family="paragraph" style:parent-style-name="Text_20_body" style:list-style-name="L2">
      <style:text-properties officeooo:paragraph-rsid="0016276e"/>
    </style:style>
    <style:style style:name="P47" style:family="paragraph" style:parent-style-name="Text_20_body" style:list-style-name="L2">
      <style:text-properties officeooo:rsid="00128571" officeooo:paragraph-rsid="00128571"/>
    </style:style>
    <style:style style:name="P48" style:family="paragraph" style:parent-style-name="Text_20_body" style:list-style-name="L2">
      <style:text-properties officeooo:rsid="00128571" officeooo:paragraph-rsid="00157cd3"/>
    </style:style>
    <style:style style:name="P49" style:family="paragraph" style:parent-style-name="Text_20_body" style:list-style-name="L2">
      <style:text-properties officeooo:rsid="00128571" officeooo:paragraph-rsid="0016276e"/>
    </style:style>
    <style:style style:name="P50" style:family="paragraph" style:parent-style-name="Text_20_body" style:list-style-name="L3">
      <style:text-properties officeooo:rsid="0010d66f" officeooo:paragraph-rsid="0010d66f"/>
    </style:style>
    <style:style style:name="P51" style:family="paragraph" style:parent-style-name="Text_20_body" style:list-style-name="L4">
      <style:text-properties officeooo:rsid="00123756" officeooo:paragraph-rsid="00123756"/>
    </style:style>
    <style:style style:name="P52" style:family="paragraph" style:parent-style-name="Text_20_body" style:list-style-name="L5">
      <style:text-properties officeooo:rsid="0016276e" officeooo:paragraph-rsid="0016276e"/>
    </style:style>
    <style:style style:name="P53" style:family="paragraph" style:parent-style-name="Text_20_body" style:list-style-name="L5">
      <style:text-properties officeooo:rsid="00167fa4" officeooo:paragraph-rsid="00167fa4"/>
    </style:style>
    <style:style style:name="P54" style:family="paragraph" style:parent-style-name="Text_20_body" style:list-style-name="L6">
      <style:text-properties officeooo:rsid="0016e822" officeooo:paragraph-rsid="0016e822"/>
    </style:style>
    <style:style style:name="P55" style:family="paragraph" style:parent-style-name="Text_20_body" style:list-style-name="L6">
      <style:text-properties officeooo:rsid="0018ac79" officeooo:paragraph-rsid="0018ac79"/>
    </style:style>
    <style:style style:name="P56" style:family="paragraph" style:parent-style-name="Text_20_body" style:list-style-name="L7">
      <style:text-properties officeooo:rsid="0018ac79" officeooo:paragraph-rsid="0018ac79"/>
    </style:style>
    <style:style style:name="P57" style:family="paragraph" style:parent-style-name="Text_20_body" style:list-style-name="L8">
      <style:text-properties officeooo:rsid="0018ac79" officeooo:paragraph-rsid="0018ac79"/>
    </style:style>
    <style:style style:name="P58" style:family="paragraph" style:parent-style-name="Text_20_body" style:list-style-name="L8">
      <style:text-properties officeooo:rsid="001a1484" officeooo:paragraph-rsid="001a1484"/>
    </style:style>
    <style:style style:name="P59" style:family="paragraph" style:parent-style-name="Text_20_body" style:list-style-name="L10">
      <style:text-properties officeooo:rsid="001e08c2" officeooo:paragraph-rsid="001e08c2"/>
    </style:style>
    <style:style style:name="P60" style:family="paragraph" style:parent-style-name="Text_20_body" style:list-style-name="L11">
      <style:text-properties officeooo:rsid="001e08c2" officeooo:paragraph-rsid="001e08c2"/>
    </style:style>
    <style:style style:name="P61" style:family="paragraph" style:parent-style-name="Text_20_body">
      <style:paragraph-properties fo:text-align="center" style:justify-single-word="false"/>
      <style:text-properties style:text-underline-style="solid" style:text-underline-width="auto" style:text-underline-color="font-color" fo:background-color="#ffff00"/>
    </style:style>
    <style:style style:name="P62" style:family="paragraph" style:parent-style-name="Text_20_body" style:list-style-name="L12">
      <style:text-properties officeooo:paragraph-rsid="001ff7f6"/>
    </style:style>
    <style:style style:name="P63" style:family="paragraph" style:parent-style-name="Text_20_body" style:list-style-name="L12">
      <style:text-properties officeooo:rsid="0021910e" officeooo:paragraph-rsid="0021910e"/>
    </style:style>
    <style:style style:name="P64" style:family="paragraph" style:parent-style-name="Text_20_body" style:list-style-name="L12">
      <style:text-properties officeooo:rsid="0023da07" officeooo:paragraph-rsid="0023da07"/>
    </style:style>
    <style:style style:name="P65" style:family="paragraph" style:parent-style-name="Text_20_body" style:list-style-name="L13">
      <style:text-properties officeooo:rsid="0023da07" officeooo:paragraph-rsid="0023da07"/>
    </style:style>
    <style:style style:name="P66" style:family="paragraph" style:parent-style-name="Text_20_body" style:list-style-name="L13">
      <style:text-properties officeooo:paragraph-rsid="0023da07"/>
    </style:style>
    <style:style style:name="P67" style:family="paragraph" style:parent-style-name="Text_20_body" style:list-style-name="L14">
      <style:text-properties officeooo:rsid="0024374b" officeooo:paragraph-rsid="0024374b"/>
    </style:style>
    <style:style style:name="P68" style:family="paragraph" style:parent-style-name="Text_20_body" style:list-style-name="L15">
      <style:text-properties officeooo:paragraph-rsid="0024374b"/>
    </style:style>
    <style:style style:name="P69" style:family="paragraph" style:parent-style-name="Text_20_body" style:list-style-name="L15">
      <style:text-properties officeooo:paragraph-rsid="002533dd"/>
    </style:style>
    <style:style style:name="P70" style:family="paragraph" style:parent-style-name="Text_20_body" style:list-style-name="L15">
      <style:text-properties officeooo:paragraph-rsid="00262b04"/>
    </style:style>
    <style:style style:name="P71" style:family="paragraph" style:parent-style-name="Text_20_body" style:list-style-name="L16">
      <style:text-properties officeooo:rsid="00262b04" officeooo:paragraph-rsid="00262b04"/>
    </style:style>
    <style:style style:name="P72" style:family="paragraph" style:parent-style-name="Text_20_body" style:list-style-name="L17">
      <style:text-properties officeooo:rsid="00262b04" officeooo:paragraph-rsid="00262b04"/>
    </style:style>
    <style:style style:name="P73" style:family="paragraph" style:parent-style-name="Text_20_body" style:list-style-name="L18">
      <style:text-properties officeooo:rsid="00262b04" officeooo:paragraph-rsid="00262b04"/>
    </style:style>
    <style:style style:name="P74" style:family="paragraph" style:parent-style-name="Text_20_body" style:list-style-name="L19">
      <style:text-properties officeooo:rsid="00293393" officeooo:paragraph-rsid="00293393"/>
    </style:style>
    <style:style style:name="T1" style:family="text">
      <style:text-properties officeooo:rsid="0006763d"/>
    </style:style>
    <style:style style:name="T2" style:family="text">
      <style:text-properties officeooo:rsid="000737b9"/>
    </style:style>
    <style:style style:name="T3" style:family="text">
      <style:text-properties officeooo:rsid="000796c8"/>
    </style:style>
    <style:style style:name="T4" style:family="text">
      <style:text-properties officeooo:rsid="00082601"/>
    </style:style>
    <style:style style:name="T5" style:family="text">
      <style:text-properties officeooo:rsid="0009193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98d80" style:font-weight-asian="bold" style:font-weight-complex="bold"/>
    </style:style>
    <style:style style:name="T9" style:family="text">
      <style:text-properties fo:font-weight="bold" officeooo:rsid="0023da07"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98d80"/>
    </style:style>
    <style:style style:name="T12" style:family="text">
      <style:text-properties officeooo:rsid="000b0fcd"/>
    </style:style>
    <style:style style:name="T13" style:family="text">
      <style:text-properties officeooo:rsid="000c52e2"/>
    </style:style>
    <style:style style:name="T14" style:family="text">
      <style:text-properties officeooo:rsid="000f32db"/>
    </style:style>
    <style:style style:name="T15" style:family="text">
      <style:text-properties officeooo:rsid="0010b49e"/>
    </style:style>
    <style:style style:name="T16" style:family="text">
      <style:text-properties officeooo:rsid="0010d66f"/>
    </style:style>
    <style:style style:name="T17" style:family="text">
      <style:text-properties officeooo:rsid="00123756"/>
    </style:style>
    <style:style style:name="T18" style:family="text">
      <style:text-properties officeooo:rsid="00128571"/>
    </style:style>
    <style:style style:name="T19" style:family="text">
      <style:text-properties officeooo:rsid="00157cd3"/>
    </style:style>
    <style:style style:name="T20" style:family="text">
      <style:text-properties officeooo:rsid="0016276e"/>
    </style:style>
    <style:style style:name="T21" style:family="text">
      <style:text-properties officeooo:rsid="00167fa4"/>
    </style:style>
    <style:style style:name="T22" style:family="text">
      <style:text-properties officeooo:rsid="0016e822"/>
    </style:style>
    <style:style style:name="T23" style:family="text">
      <style:text-properties officeooo:rsid="001b6c60"/>
    </style:style>
    <style:style style:name="T24" style:family="text">
      <style:text-properties officeooo:rsid="001d3945"/>
    </style:style>
    <style:style style:name="T25" style:family="text">
      <style:text-properties officeooo:rsid="001f7c14"/>
    </style:style>
    <style:style style:name="T26" style:family="text">
      <style:text-properties officeooo:rsid="001ff7f6"/>
    </style:style>
    <style:style style:name="T27" style:family="text">
      <style:text-properties officeooo:rsid="00216960"/>
    </style:style>
    <style:style style:name="T28" style:family="text">
      <style:text-properties officeooo:rsid="0021910e"/>
    </style:style>
    <style:style style:name="T29" style:family="text">
      <style:text-properties officeooo:rsid="002238e5"/>
    </style:style>
    <style:style style:name="T30" style:family="text">
      <style:text-properties officeooo:rsid="0023da07"/>
    </style:style>
    <style:style style:name="T31" style:family="text">
      <style:text-properties officeooo:rsid="0024374b"/>
    </style:style>
    <style:style style:name="T32" style:family="text">
      <style:text-properties officeooo:rsid="002533dd"/>
    </style:style>
    <style:style style:name="T33" style:family="text">
      <style:text-properties officeooo:rsid="00262b04"/>
    </style:style>
    <style:style style:name="T34" style:family="text">
      <style:text-properties officeooo:rsid="00293393"/>
    </style:style>
    <style:style style:name="T35" style:family="text">
      <style:text-properties officeooo:rsid="0029d84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ègles pour OnePiece D100</text:p>
      <text:p text:style-name="Standard"/>
      <text:p text:style-name="Standard">Vous trouverez ci-dessous les règles que j'utilise pour le jeu, la fiche se base sur celles-ci.</text:p>
      <text:p text:style-name="Standard"/>
      <text:p text:style-name="P7">Les règles ne rentrent pas dans le détail de l’univers de OnePiece ou des règles de JDR globales.</text:p>
      <text:p text:style-name="P19">De la même manière, ces règles sont génériques et ne vous donnerons pas tout les pouvoirs disponibles, leurs dégâts ect…</text:p>
      <text:p text:style-name="Standard"/>
      <text:h text:style-name="P39" text:outline-level="1">Personnage</text:h>
      <text:h text:style-name="Heading_20_2" text:outline-level="2">Race</text:h>
      <text:p text:style-name="P15">Il existe plusieurs races connues à ce jour, chacune ayant ses propres particularités :</text:p>
      <text:list xml:id="list531563448" text:style-name="L1">
        <text:list-item>
          <text:p text:style-name="P45"><text:span text:style-name="T7">Cyborgs : </text:span><text:span text:style-name="T16">mi-homme mi-machine, ils disposent d’une grande force mais nécessite un carburant pour récupérer leur énergie.</text:span></text:p>
        </text:list-item>
      </text:list>
      <text:p text:style-name="P17">Gagne +3 en armure naturelle</text:p>
      <text:p text:style-name="P17">Ne récupère pas d’énergie automatiquement, doit utiliser un carburant pour cela</text:p>
      <text:list xml:id="list204128068558926" text:continue-numbering="true" text:style-name="L1">
        <text:list-item>
          <text:p text:style-name="P45"><text:span text:style-name="T7">Géants :</text:span> <text:span text:style-name="T15">la race ayant la plus grande force brute, ils font au minimum 15m de haut à leur taille adulte.</text:span></text:p>
        </text:list-item>
      </text:list>
      <text:p text:style-name="P16">Gagne +3 en force</text:p>
      <text:p text:style-name="P16">Ne peut pas esquiver les coûts du fait de leur grande taille.</text:p>
      <text:list xml:id="list204128778809172" text:continue-numbering="true" text:style-name="L1">
        <text:list-item>
          <text:p text:style-name="P45"><text:span text:style-name="T7">Hommes-Poissons :</text:span> <text:span text:style-name="T14">une race puissante qui peut respirer et combattre sous l’eau. </text:span></text:p>
        </text:list-item>
      </text:list>
      <text:p text:style-name="P16">Gagne +1 en force (bonus doublé sous l’eau)</text:p>
      <text:p text:style-name="P16">Perd 1 point en persuasion dû au racisme envers leur race</text:p>
      <text:list xml:id="list204127891464649" text:continue-numbering="true" text:style-name="L1">
        <text:list-item>
          <text:p text:style-name="P45"><text:span text:style-name="T7">Humains :</text:span> <text:span text:style-name="T14">la majorité, </text:span><text:span text:style-name="T16">équilibrés, </text:span><text:span text:style-name="T14">ils ne disposent pas d’avantage/désavantage particulier</text:span></text:p>
        </text:list-item>
        <text:list-item>
          <text:p text:style-name="P45"><text:span text:style-name="T7">Minks :</text:span> <text:span text:style-name="T16">des mammifères à fourrure humanoïdes pouvant utiliser la foudre lors de leur attaques afin de paralyser leurs ennemis.</text:span></text:p>
        </text:list-item>
      </text:list>
      <text:p text:style-name="P17">Bonus de dégât de foudre +2 lors des attaques</text:p>
      <text:p text:style-name="P17">Perd 1 point en Intelligence, leur instinct prenant régulièrement le pas sur leur raisonne</text:p>
      <text:p text:style-name="P17"/>
      <text:h text:style-name="P42" text:outline-level="2">Taille</text:h>
      <text:p text:style-name="Text_20_body">Voici quelques exemples, ceci n’a pas d’impact en dehors du physique du personnage :</text:p>
      <text:list xml:id="list1826950500" text:style-name="L2">
        <text:list-item>
          <text:p text:style-name="P46">Minuscule : <text:span text:style-name="T19">~</text:span>30cm (Tontattas)</text:p>
        </text:list-item>
        <text:list-item>
          <text:p text:style-name="P47">Petit : <text:span text:style-name="T19">1m30 – 1m60 (enfants et personne</text:span><text:span text:style-name="T20">s</text:span><text:span text:style-name="T19"> de petite taille)</text:span></text:p>
        </text:list-item>
        <text:list-item>
          <text:p text:style-name="P47">Normal : <text:span text:style-name="T20">+</text:span><text:span text:style-name="T19">1m60 – </text:span><text:span text:style-name="T20">2</text:span><text:span text:style-name="T19">m (</text:span><text:span text:style-name="T20">moyenne</text:span><text:span text:style-name="T19">)</text:span></text:p>
        </text:list-item>
        <text:list-item>
          <text:p text:style-name="P48"><text:soft-page-break/>Grand : <text:span text:style-name="T20">2</text:span><text:span text:style-name="T19">m – </text:span><text:span text:style-name="T20">6</text:span><text:span text:style-name="T19">m </text:span><text:span text:style-name="T20">(grandes personnes (comme Brook ou Katakuri)</text:span></text:p>
        </text:list-item>
        <text:list-item>
          <text:p text:style-name="P49">Très grand : <text:span text:style-name="T19">~ </text:span><text:span text:style-name="T20">10</text:span><text:span text:style-name="T19">m </text:span><text:span text:style-name="T20">(Big Mom)</text:span></text:p>
        </text:list-item>
        <text:list-item>
          <text:p text:style-name="P49">Gigantesque : <text:span text:style-name="T19">~</text:span><text:span text:style-name="T20">18m (géants)</text:span></text:p>
        </text:list-item>
      </text:list>
      <text:p text:style-name="Text_20_body"/>
      <text:h text:style-name="Heading_20_2" text:outline-level="2"><text:span text:style-name="T7">Classe</text:span> </text:h>
      <text:p text:style-name="P17">Il existe 3 classes ressortant de l’univers :</text:p>
      <text:list xml:id="list3535237485" text:style-name="L3">
        <text:list-item>
          <text:p text:style-name="P50">Les <text:span text:style-name="T35">pugilistes</text:span>, se servant de leurs poings pour se battre</text:p>
        </text:list-item>
        <text:list-item>
          <text:p text:style-name="P50">Les épéistes, utilisant des sabres (le plus souvent des katanas)</text:p>
        </text:list-item>
        <text:list-item>
          <text:p text:style-name="P50">Les inventeurs, utilisant différents objets pour <text:span text:style-name="T17">s’en </text:span>servir au combat <text:span text:style-name="T17">(les objets doivent être créés avant le combat)</text:span></text:p>
        </text:list-item>
      </text:list>
      <text:h text:style-name="Heading_20_2" text:outline-level="2">Profession</text:h>
      <text:p text:style-name="P18">Celle-ci accorde un bonus lors des voyages, il est important de cumuler un maximum de profession dans son équipage afin d’éviter la famine, les maladies ou encore de se perdre.</text:p>
      <text:p text:style-name="P18"/>
      <text:p text:style-name="P18">Voici une liste non-exhaustive et le bonus affecté :</text:p>
      <text:list xml:id="list2118094711" text:style-name="L4">
        <text:list-item>
          <text:p text:style-name="P51">Combattants : peuvent défendre le bateau et aborder les bateaux ennemis en cas d’attaques en mer</text:p>
        </text:list-item>
        <text:list-item>
          <text:p text:style-name="P51">Cuisinier : permet de créer des plats/en-cas qui restaurent une petite partie d’énergie et de volonté (1 en-cas maximum peut être utilisé en combat, l’utilisateur passera alors son tour)</text:p>
        </text:list-item>
        <text:list-item>
          <text:p text:style-name="P51">Vigie : permet de voir les bateaux ennemis avant ceux-ci et d’agir en conséquence</text:p>
        </text:list-item>
        <text:list-item>
          <text:p text:style-name="P51">Musicien : remonte le moral des troupes et leur permet de partir à l’aventure avec un bonus de 5 % dans les lancés de dés</text:p>
        </text:list-item>
        <text:list-item>
          <text:p text:style-name="P51">Médecin : permet de profiter de soin et récupérer une grande quantité de volonté </text:p>
        </text:list-item>
        <text:list-item>
          <text:p text:style-name="P51">Charpentier : permet de réparer le navire gratuitement (hors matériaux) en cas de dégât</text:p>
        </text:list-item>
        <text:list-item>
          <text:p text:style-name="P51">Navigateur : permet de naviguer sur grand-line, peut esquiver 1 tir par tour lors des batailles navales</text:p>
        </text:list-item>
        <text:list-item>
          <text:p text:style-name="P51">Artisan : permet d<text:span text:style-name="T18">e crafter des armes pour le combat</text:span></text:p>
        </text:list-item>
        <text:list-item>
          <text:p text:style-name="P51">…</text:p>
        </text:list-item>
      </text:list>
      <text:p text:style-name="P18"/>
      <text:h text:style-name="Heading_20_2" text:outline-level="2">Faction</text:h>
      <text:p text:style-name="P26">La faction représente le type communauté de votre équipage, <text:span text:style-name="T21">il peut s’agir d’organisations, de mode de vie ou encore de clan ou de famille.</text:span> <text:span text:style-name="T21">V</text:span>oici quelques exemples :</text:p>
      <text:list xml:id="list1715639783" text:style-name="L5">
        <text:list-item>
          <text:p text:style-name="P52"><text:soft-page-break/>Pirates</text:p>
        </text:list-item>
        <text:list-item>
          <text:p text:style-name="P52">Marine</text:p>
        </text:list-item>
        <text:list-item>
          <text:p text:style-name="P53">Cipher Pol</text:p>
        </text:list-item>
        <text:list-item>
          <text:p text:style-name="P53">Capitaines corsaires</text:p>
        </text:list-item>
        <text:list-item>
          <text:p text:style-name="P53">Baroque Works</text:p>
        </text:list-item>
        <text:list-item>
          <text:p text:style-name="P53">Révolutionnaires</text:p>
        </text:list-item>
        <text:list-item>
          <text:p text:style-name="P53">Franky Family</text:p>
        </text:list-item>
      </text:list>
      <text:p text:style-name="P27"/>
      <text:h text:style-name="Heading_20_2" text:outline-level="2">Thèmes</text:h>
      <text:p text:style-name="P27">Il s’agit des sujets importants pour votre personnage, qu’ils soient religieux, politiques, moraux…</text:p>
      <text:p text:style-name="P27">Ils définissent vos compétences.</text:p>
      <text:p text:style-name="P27">Par exemple :</text:p>
      <text:p text:style-name="P27">Zoro a comme thème : devenir le meilleur sabreur</text:p>
      <text:p text:style-name="P27">&gt; On peut imaginer la compétence donnant un bonus de physique lors d’attaques à l’épée</text:p>
      <text:p text:style-name="P27">Luffy a comme thème la liberté</text:p>
      <text:p text:style-name="P27">&gt; On peut imaginer une compétence de social à chaque discours portant sur la liberté</text:p>
      <text:p text:style-name="P27"/>
      <text:h text:style-name="Heading_20_2" text:outline-level="2">Statut</text:h>
      <text:p text:style-name="P27">Il s’agit de la position de votre personnage dans sa faction.</text:p>
      <text:p text:style-name="P27">Dans la marine, ce sera donc le grade, dans une famille, la position… Chez les pirates, le statut est surtout défini par la prime sur sa tête.</text:p>
      <text:p text:style-name="P27"/>
      <text:h text:style-name="Heading_20_2" text:outline-level="2">Prime</text:h>
      <text:p text:style-name="P27">Tout les personnages n’en auront pas, cette partie est surtout là pour les pirates.</text:p>
      <text:p text:style-name="P27">Au cours de leur aventure, plus une prime augmente et plus l’équipage sera pourchassé par les chasseurs de primes, la marine et les autres pirates voulant se faire un nom.</text:p>
      <text:p text:style-name="P20">Par ailleurs, la marine n’est pas seule à pouvoir créer des primes, gardez ceci en tête lorsque vous les créez ;-) </text:p>
      <text:p text:style-name="P27"/>
      <text:p text:style-name="P27">Voici <text:span text:style-name="T22">une liste de raison</text:span> <text:span text:style-name="T22">d’</text:span>augmenter <text:span text:style-name="T22">une</text:span> prime :</text:p>
      <text:list xml:id="list3143014376" text:style-name="L6">
        <text:list-item>
          <text:p text:style-name="P54">La puissance d’un individu fait qu’il devient une menace pour les autres, ceux ayant mangé <text:soft-page-break/>un fruit du démon ont souvent une prime octroyée.</text:p>
        </text:list-item>
        <text:list-item>
          <text:p text:style-name="P54">Actes criminels répétés</text:p>
        </text:list-item>
        <text:list-item>
          <text:p text:style-name="P54">Agir contre le gouvernement/la politique en place</text:p>
        </text:list-item>
        <text:list-item>
          <text:p text:style-name="P54">L’individu a vaincu un ennemi jugé plus puissant que lui (la prime sera alors automatiquement plus élevé que l’individu vaincu)</text:p>
        </text:list-item>
        <text:list-item>
          <text:p text:style-name="P55">Lorsque la prime d’un capitaine augmente, tout son équipage augmente lui aussi</text:p>
        </text:list-item>
        <text:list-item>
          <text:p text:style-name="P55">Le groupe de l’individu prend de l’ampleur (en territoire ou en membre)</text:p>
        </text:list-item>
      </text:list>
      <text:p text:style-name="P28"/>
      <text:p text:style-name="P28">On ne peut pas baisser sa prime, en revanche, on peu l’empêcher d’évoluer ou la freiner pour passer sous les radars. Voici quelques moyens :</text:p>
      <text:list xml:id="list1127023379" text:style-name="L7">
        <text:list-item>
          <text:p text:style-name="P56">Cacher son vrai visage, la prime se basant sur une photo, vous pourrez vous balader tranquillement</text:p>
        </text:list-item>
        <text:list-item>
          <text:p text:style-name="P56">Soudoyer la personne émettant l’avis de recherche (la marine ou le roi d’un pays)</text:p>
        </text:list-item>
        <text:list-item>
          <text:p text:style-name="P56">Ne pas avoir de témoin</text:p>
        </text:list-item>
        <text:list-item>
          <text:p text:style-name="P56">Rejoindre la marine (seuls les pirates les moins connus peuvent annuler leurs primes de cette manière)</text:p>
        </text:list-item>
      </text:list>
      <text:p text:style-name="P28"/>
      <text:p text:style-name="P28">Voici aussi quelques informations utiles :</text:p>
      <text:list xml:id="list3895565218" text:style-name="L8">
        <text:list-item>
          <text:p text:style-name="P57">Un capitaine corsaire est un allié de la marine mais n’en fait pas parti intégrante. Sa prime restera donc d’actualité mais il ne sera pas pourchassé par la marine.</text:p>
        </text:list-item>
        <text:list-item>
          <text:p text:style-name="P57">Lorsque la mention « Dead or Alive » est sur une prime gouvernementale, elle n’est versée que partiellement si l’individu est mort (-30%). Ceci car la marine ne peut en faire un exemple.</text:p>
        </text:list-item>
        <text:list-item>
          <text:p text:style-name="P58">L’affaire est étouffé. En effet, une cause est fournie lorsqu’une grosse augmentation a lieu, certaines affaires sont donc parfois étouffé pour éviter de perdre la face. Si plusieurs Shichibukai se font battre en peu de temps par exemple.</text:p>
        </text:list-item>
        <text:list-item>
          <text:p text:style-name="P58">Les esclaves voient leur prime toujours active mais ne sont plus recherchés. Une fois leur liberté retrouvée ou s’ils s’échappent, les recherches reprennent.</text:p>
        </text:list-item>
      </text:list>
      <text:h text:style-name="P40" text:outline-level="1">Attributs</text:h>
      <text:h text:style-name="Heading_20_2" text:outline-level="2">Niveau </text:h>
      <text:p text:style-name="Standard">Représente l<text:span text:style-name="T1">e niveau de puissance, l’expérience acquise. A chaque niveau, le personnage gagne des bonus globaux et liés à sa classe. Le niveau max est 18.</text:span></text:p>
      <text:p text:style-name="P3">Les bonus globaux peuvent être composés de :</text:p>
      <text:list xml:id="list2086260563" text:style-name="L9">
        <text:list-item>
          <text:p text:style-name="P44">Points de Volonté</text:p>
        </text:list-item>
        <text:list-item>
          <text:p text:style-name="P44">% de statistique à ajouter</text:p>
        </text:list-item>
        <text:list-item>
          <text:p text:style-name="P44">Bonus permanent de sous-catégorie</text:p>
        </text:list-item>
        <text:list-item>
          <text:p text:style-name="P44"><text:soft-page-break/>% de compétence à ajouter</text:p>
        </text:list-item>
        <text:list-item>
          <text:p text:style-name="P44">Nouvelle compétence </text:p>
        </text:list-item>
        <text:list-item>
          <text:p text:style-name="P44">Nouvelle capacité</text:p>
        </text:list-item>
        <text:list-item>
          <text:p text:style-name="P44">Amélioration d’une capacité existante</text:p>
        </text:list-item>
      </text:list>
      <text:p text:style-name="P3"/>
      <text:p text:style-name="P22">Tout les 2 niveaux (2 – 4 – 6 …), le personnage gagnera un point Spé (cf rubrique spécialisation)</text:p>
      <text:p text:style-name="Standard"/>
      <text:h text:style-name="Heading_20_2" text:outline-level="2">Volonté</text:h>
      <text:p text:style-name="Standard"><text:span text:style-name="T1">I</text:span>l s'agit de la volonté de vivre, lorsqu'elle tombe à zéro, le personnage s'évanouit et doit être soigné rapidement.</text:p>
      <text:p text:style-name="P4">La volonté diminue avec les blessures infligés et les chocs liés au haki.</text:p>
      <text:p text:style-name="Standard">Il reste alors à la merci des ennemis qui peuvent l'achever, dans ce cas, il meurt définitivement.</text:p>
      <text:p text:style-name="P3">Un personnage dans cet état peut aussi être capturé.</text:p>
      <text:p text:style-name="P3"/>
      <text:p text:style-name="P1">De base, vous disposez de <text:span text:style-name="T7">12 points</text:span> <text:span text:style-name="T7">à répartir entre Volonté et Haki</text:span>.</text:p>
      <text:h text:style-name="Heading_20_2" text:outline-level="2"><text:line-break/><text:span text:style-name="T1">Énergie</text:span></text:h>
      <text:p text:style-name="P3">L’énergie correspond à la capacité de rester longtemps au combat. <text:span text:style-name="T2">Il s’agit de l’épuisement physique. Un personnage à zéro ne pourra plus se déplacer, </text:span><text:span text:style-name="T3">il devra alors se reposer pour reprendre le combat</text:span><text:span text:style-name="T2">.</text:span></text:p>
      <text:p text:style-name="P6">Un personnage qui n’effectue pas d’action offensive/défensive durant son tour récupère <text:span text:style-name="T4">2 points.</text:span></text:p>
      <text:p text:style-name="P5">Les capacités, le Rokushiki et les fruits du démon utilisent de l’énergie. </text:p>
      <text:p text:style-name="P5"/>
      <text:p text:style-name="P1">L’énergie d’un personnage correspond à <text:span text:style-name="T7">la statistique de Physique/10 + le niveau du personnage</text:span></text:p>
      <text:p text:style-name="P4"/>
      <text:h text:style-name="Heading_20_2" text:outline-level="2">Destin</text:h>
      <text:p text:style-name="P4">Par défaut, un personnage dispose de 3 dés de destin, ils représentent la possibilité durant un combat d’échapper à une capture ou à la mort.</text:p>
      <text:p text:style-name="P4">Une fois le dé utilisé, une situation favorable pour le personnage se passera et il reviendra à lui avec 1 point de volonté. Il aura alors la possibilité de s’enfuir <text:span text:style-name="T3">ou de s’abriter par exemple</text:span>.</text:p>
      <text:p text:style-name="P4">Il est possible d’utiliser 1 dés au maximum par combat.</text:p>
      <text:p text:style-name="P4"/>
      <text:h text:style-name="Heading_20_2" text:outline-level="2">Haki</text:h>
      <text:p text:style-name="P6">Tout le monde dispose de haki, certains l’entraîne et d’autres non. Le haki permet d’utiliser les capacités du même nom (voir la rubrique Spécialisation). <text:span text:style-name="T4">Celles-ci ne nécessitent pas d’énergie pour fonctionner.</text:span></text:p>
      <text:p text:style-name="P7">Lorsqu’un utilisateur tombe à zéro, il ne peut plus utiliser les capacités liées au haki. Il récupère 1 point à chaque tour où il n’utilise pas de haki.</text:p>
      <text:p text:style-name="P24">Le niveau MAX défini la puissance du Haki de l’utilisateur.</text:p>
      <text:p text:style-name="P7"/>
      <text:h text:style-name="Heading_20_2" text:outline-level="2">Vitesse</text:h>
      <text:p text:style-name="P8">Définie le tour de jeu du personnage, celui ayant la plus haute valeur commence. En cas d’ex-æquo <text:span text:style-name="T23">avec un ennemi</text:span>, <text:s/>la priorité est donné au<text:span text:style-name="T23">x</text:span> joueur<text:span text:style-name="T23">s</text:span>. En cas d’ex-æquo <text:span text:style-name="T23">entre deux joueurs, le choix leur est laissé.</text:span></text:p>
      <text:p text:style-name="P7"><text:soft-page-break/></text:p>
      <text:p text:style-name="P9">La vitesse est basé sur l’agilité du personnage*2</text:p>
      <text:p text:style-name="P7"/>
      <text:p text:style-name="P7"/>
      <text:h text:style-name="P41" text:outline-level="1">Statistiques</text:h>
      <text:p text:style-name="P7"/>
      <text:p text:style-name="P7">Les statistiques sont testées avec 1d100. Le lanceur doit effectuer le montant ou moins de la valeur de celle-ci pour réussir son jet. Une différence de 30 est considéré comme une bonne réussite. A 5 ou moins, il s’agit d’une réussite critique qui donne un gros avantage au lanceur ou à l’équipe, à 96 ou plus, il s’agit d’un échec critique qui donne à l’inverse un gros désavantage.</text:p>
      <text:p text:style-name="P7"/>
      <text:p text:style-name="P7">Par exemple :</text:p>
      <text:p text:style-name="P7">Luffy veut frapper un ennemi, il dispose de 70 en physique. Il devra alors effectuer un jet de 70 ou moins pour réussir son action. Si il obtient 70-30=40 ou moins, le maître du jeu lui accordera une bonne réussite et <text:span text:style-name="T5">peu donner un</text:span> avantage à son action.</text:p>
      <text:p text:style-name="P7"/>
      <text:p text:style-name="P1">Lors de la création du personnage, vous disposez de <text:span text:style-name="T7">150 % à répartir entre les 3 catégories et 1</text:span><text:span text:style-name="T8">2</text:span><text:span text:style-name="T7"> points à répartir dans les sous-catégories</text:span>.</text:p>
      <text:p text:style-name="P1"/>
      <text:p text:style-name="P21">Il n’est pas possible de dépasser 80 % dans une catégorie et <text:span text:style-name="T23">5</text:span> dans une sous-catégorie. <text:span text:style-name="T23">Une catégorie ne peut pas être à zéro.</text:span></text:p>
      <text:p text:style-name="P1"/>
      <text:p text:style-name="P10">Les sous-catégories quand à elles sont testées avec 1d6, un autre dés peut être utilisé pour refléter la difficulté de l’action (1d8, 1d10 ect...).</text:p>
      <text:p text:style-name="P1"/>
      <text:h text:style-name="Heading_20_2" text:outline-level="2">Physique</text:h>
      <text:p text:style-name="P1">Le physique est la puissance brute du personnage. Sa capacité à frapper fort, soulever de grosse charge et se déplacer rapidement.</text:p>
      <text:p text:style-name="P1"/>
      <text:h text:style-name="Heading_20_4" text:outline-level="4">Force</text:h>
      <text:p text:style-name="P2">Défini <text:span text:style-name="T10">la capacité de transport (</text:span><text:span text:style-name="T7">force*10</text:span><text:span text:style-name="T10">)</text:span> ainsi que la valeur fixe ajoutée à toutes les attaques physiques.</text:p>
      <text:h text:style-name="P43" text:outline-level="4">Agilité</text:h>
      <text:p text:style-name="P2">Défini la vitesse du personnage <text:span text:style-name="T11">(agilité*2) ainsi que le nombre d’esquives possibles par tour (ne prend pas en compte les parades). Si un ennemi utilise une compétence effectuant plusieurs attaques, chaque attaque doit être esquivé.</text:span></text:p>
      <text:p text:style-name="P11">Exemple :</text:p>
      <text:p text:style-name="P11">Akainu lance 3 boules de magma sur Luffy, celui-ci devra réussir un jet d’esquive mais dépensera 3 en agilité. Si il ne lui reste que 2 en agilité, il prendra 1/3 des dégâts arrondis à l’inférieur.</text:p>
      <text:p text:style-name="P11">En cas d’échec, l’agilité est tout de même consommé pour la tentative.</text:p>
      <text:p text:style-name="P11"/>
      <text:h text:style-name="Heading_20_2" text:outline-level="2"><text:soft-page-break/>Social</text:h>
      <text:p text:style-name="P11">Le social correspond à la capacité du personnage d’influencer les choix des autres. <text:span text:style-name="T12">C’est la compétence qui peut être utilisé pour créer/éviter des conflits mais aussi pour recruter des membres à votre équipage par exemple. </text:span>Pour cela, il existe deux principales manières, l’intimidation et la persuasion.</text:p>
      <text:h text:style-name="Heading_20_4" text:outline-level="4">Intimidation</text:h>
      <text:p text:style-name="P14">Utilise votre charisme, votre franc-parlé pour imposer votre choix.</text:p>
      <text:h text:style-name="Heading_20_4" text:outline-level="4">Persuasion</text:h>
      <text:p text:style-name="P14">Utilise votre élocution, des arguments afin de rejoindre quelqu’un à votre avis.</text:p>
      <text:p text:style-name="P11"/>
      <text:h text:style-name="Heading_20_2" text:outline-level="2">Mental</text:h>
      <text:p text:style-name="Text_20_body"><text:span text:style-name="T12">Il s’agit de la </text:span><text:span text:style-name="T13">concentration de votre personnage afin d’</text:span><text:span text:style-name="T12">utiliser efficacement ses capacités. Cela défini aussi son intuition, </text:span><text:span text:style-name="T13">sa perception, son instinct ainsi que son intellect</text:span><text:span text:style-name="T12">.</text:span></text:p>
      <text:h text:style-name="Heading_20_4" text:outline-level="4">Int<text:span text:style-name="T13">u</text:span>ition</text:h>
      <text:p text:style-name="P13">Il s’agit de la capacité à ressentir le danger, remarquer des détails, trouver des indices. </text:p>
      <text:h text:style-name="Heading_20_4" text:outline-level="4">Intelligence </text:h>
      <text:p text:style-name="P12">Défini <text:span text:style-name="T7">le nombre de capacités de base</text:span> pouvant être apprises ainsi que la capacité de raisonnement de votre personnage.</text:p>
      <text:p text:style-name="P13"/>
      <text:h text:style-name="P40" text:outline-level="1">Compétences</text:h>
      <text:p text:style-name="P29"/>
      <text:p text:style-name="P29">Les compétences sont les capacités contextuelles de votre personnage. Elle définissent les bonus en statistique dans certaines situation correspondantes. Elles sont généralement choisis en fonction des thèmes ou du background du personnage afin de donner une logique à celles-ci.</text:p>
      <text:p text:style-name="P29">Par exemple : </text:p>
      <text:p text:style-name="P29">Un épéiste a passé toute son enfance à s’entraîner au sabre.</text:p>
      <text:p text:style-name="P29">Il peut avoir comme compétence :</text:p>
      <text:p text:style-name="P29">Katana = Physique + 15 % </text:p>
      <text:p text:style-name="P29">Dans ce cas, à chaque attaque avec un katana, il pourra lancer son jet de physique+15 % de bonus.</text:p>
      <text:p text:style-name="P29"/>
      <text:p text:style-name="P30">Les personnages disposent de 2 compétences de base <text:span text:style-name="T24">avec 20 % à répartir entre les deux (minimum 5% chacune). Elles</text:span> peuvent être améliorées en utilisant régulièrement celles-ci &gt; <text:span text:style-name="T24">Gain de 5 % toutes les 10 utilisations. L</text:span>a maîtrise d’une compétence est de 20 %.</text:p>
      <text:p text:style-name="P31"><text:soft-page-break/>Il n’y a pas de limite au nombre de compétences par personnage. L’apprentissage de nouvelles compétences ce fait généralement en fonction du style de jeu d’interprétation du joueur avec son personnage et certains PNJ peuvent proposer un entraînement à une compétence.</text:p>
      <text:h text:style-name="P40" text:outline-level="1">Capacités</text:h>
      <text:p text:style-name="P31">Les capacités sont les pouvoirs/techniques des personnages en dehors de leurs fruits du démon / Haki / Rokushiki.</text:p>
      <text:p text:style-name="P31">Elles ont toutes un coût :</text:p>
      <text:list xml:id="list1423793480" text:style-name="L10">
        <text:list-item>
          <text:p text:style-name="P59">En énergie pour ce qui demande un effort physique</text:p>
        </text:list-item>
        <text:list-item>
          <text:p text:style-name="P59">En Haki pour l’utilisation de celui-ci</text:p>
        </text:list-item>
      </text:list>
      <text:p text:style-name="P31"/>
      <text:p text:style-name="P31">Les passifs eux n’ont pas de coût mais peuvent être conditionnés par une condition d’activation.</text:p>
      <text:p text:style-name="P31"/>
      <text:h text:style-name="P40" text:outline-level="1">Équipement</text:h>
      <text:p text:style-name="P31">Ensemble d’armes, armures, objets ect…</text:p>
      <text:p text:style-name="P31">Les armes sont de trois type :</text:p>
      <text:list xml:id="list3775102050" text:style-name="L11">
        <text:list-item>
          <text:p text:style-name="P60">Tranchant</text:p>
        </text:list-item>
        <text:list-item>
          <text:p text:style-name="P60">Contondant</text:p>
        </text:list-item>
        <text:list-item>
          <text:p text:style-name="P60">Perforant</text:p>
        </text:list-item>
      </text:list>
      <text:p text:style-name="P31">Cela sert principalement à mieux scénariser les scènes.</text:p>
      <text:p text:style-name="P31"/>
      <text:p text:style-name="P31">Le poids total pouvant être porté par un personnage dépend de sa force.</text:p>
      <text:p text:style-name="Standard"><text:span text:style-name="T25">On d</text:span>iminue la vitesse de 30% en cas d’excédent de poids (<text:span text:style-name="T25">0 à </text:span>25% <text:span text:style-name="T25">supplémentaire</text:span>), puis 60% en cas de surcharge (25 <text:span text:style-name="T25">à </text:span>50% <text:span text:style-name="T25">supplémentaire</text:span>) et enfin <text:span text:style-name="T25">on </text:span>met à 0 si le poids est trop lourd (+50%) <text:span text:style-name="T25">le personnage ne peut alors plus se déplacer.</text:span></text:p>
      <text:p text:style-name="Standard"/>
      <text:p text:style-name="Standard"/>
      <text:h text:style-name="P40" text:outline-level="1">Spécialisation</text:h>
      <text:p text:style-name="P61"/>
      <text:p text:style-name="P32">Au fur et à mesure que <text:span text:style-name="T26">le personnage évolue, il gagnera des points Spé qui lui permettront de débloquer les compétences ci-dessous. Par défaut, il est possible d’obtenir au maximum 9 points ce qui ne permet pas de compléter toutes les rubriques.</text:span></text:p>
      <text:h text:style-name="Heading_20_2" text:outline-level="2">Haki</text:h>
      <text:p text:style-name="P32"/>
      <text:p text:style-name="P23"><text:soft-page-break/>Il existe trois type de haki, l’armement, l’observation et le haki royal. </text:p>
      <text:p text:style-name="P23">Au début de la partie, le joueur lance 1d100. Si le résultat est inférieur à 10, il pourra débloquer des compétences de haki royal. Dans le cas contraire, cette catégorie lui sera interdite.</text:p>
      <text:p text:style-name="P23">Une variante consiste à ce que l’équipage choisisse un capitaine au début de l’aventure à l’unanimité, celui-ci obtient alors le haki royal (attention à avoir un groupe soudé pour cela).</text:p>
      <text:p text:style-name="P23"/>
      <text:p text:style-name="P33">Les bonus sont arrondis au supérieur. <text:span text:style-name="T30">Les compétences on un coût en Haki et s’améliorent avec le niveau du personnage (puissance, résistance, zone d’effet, durée, précision ect...).</text:span></text:p>
      <text:p text:style-name="P23"/>
      <text:h text:style-name="Heading_20_4" text:outline-level="4">Armement</text:h>
      <text:list xml:id="list237202330" text:style-name="L12">
        <text:list-item>
          <text:p text:style-name="P62"><text:span text:style-name="T26">Buso : </text:span><text:span text:style-name="T27">imprègne une </text:span><text:span text:style-name="T28">petite </text:span><text:span text:style-name="T27">partie du corps de Haki afin d’augmenter les dégâts infligés. </text:span><text:span text:style-name="T28">Les armures naturelles sont ignorées. Permet de toucher les logia et paramécia en ignorant leurs résistances physiques bonus de leurs fruits.</text:span></text:p>
        </text:list-item>
        <text:list-item>
          <text:p text:style-name="P63">Koka : imprègne une petite partie du corps de Haki, cette partie devient noire et gagne en armure naturelle, efficace <text:span text:style-name="T29">aussi</text:span> contre les attaques de Haki Buso.</text:p>
        </text:list-item>
        <text:list-item>
          <text:p text:style-name="P64">Ryuo : permet de projeter son Haki en dehors de son corps pour atteindre celui de l’ennemi. S’attaque directement à la volonté en ignorant tout type d’armure.</text:p>
        </text:list-item>
      </text:list>
      <text:p text:style-name="P34"/>
      <text:h text:style-name="Heading_20_4" text:outline-level="4">Observation </text:h>
      <text:list xml:id="list2271404220" text:style-name="L13">
        <text:list-item>
          <text:p text:style-name="P65">Précognition : permet d’anticiper les mouvements physiques de l’adversaire et de réagir en conséquence. Attention, il faut être en capacité d’esquiver l’attaque <text:span text:style-name="T32">rapidement contrairement à la prédiction qui donne quelques secondes d’avance pour réagir</text:span>.</text:p>
        </text:list-item>
        <text:list-item>
          <text:p text:style-name="P65">Perception : permet de connaître le nombre d’ennemi dans la zone et leur puissance. Permet aussi de deviner les émotions.</text:p>
        </text:list-item>
        <text:list-item>
          <text:p text:style-name="P66"><text:span text:style-name="T30">Prédiction : permet de voir quelques secondes dans le futur afin d’anticiper les actions ennemis. </text:span><text:span text:style-name="T9">Les prédictions se réal</text:span><text:span text:style-name="T7">isent toujours et sont définies par le MJ</text:span>. </text:p>
        </text:list-item>
      </text:list>
      <text:p text:style-name="P35"/>
      <text:h text:style-name="Heading_20_4" text:outline-level="4">Royal</text:h>
      <text:list xml:id="list854636550" text:style-name="L14">
        <text:list-item>
          <text:p text:style-name="P67">Domination : permet de dominer temporairement l’esprit d’une créature. Celle-ci doit avoir un niveau de Haki bien plus faible que le lanceur.</text:p>
        </text:list-item>
        <text:list-item>
          <text:p text:style-name="P67">Neutralisation : assomme les ennemis aux alentours ayant un esprit bien plus faible que le lanceur. Les ennemis assommés par le Haki mettent plusieurs heures à plusieurs jours, selon la puissance du lanceur, pour revenir à eux.</text:p>
        </text:list-item>
        <text:list-item>
          <text:p text:style-name="P67">Pression : lance une onde de choc qui inflige Neutralisation et repousse tout ce qui se trouve aux alentours. Peu détruire le terrain.</text:p>
        </text:list-item>
      </text:list>
      <text:p text:style-name="P31"/>
      <text:p text:style-name="P25"><text:soft-page-break/></text:p>
      <text:h text:style-name="Heading_20_4" text:outline-level="4">Haki ultime</text:h>
      <text:p text:style-name="P25">Le personnage gagne des compétences bonus en débloquant toutes les compétences <text:span text:style-name="T33">d’une catégorie </text:span>de Haki</text:p>
      <text:list xml:id="list2010080793" text:style-name="L15">
        <text:list-item>
          <text:p text:style-name="P68"><text:span text:style-name="T31">3 Armements </text:span><text:span text:style-name="T32">=</text:span><text:span text:style-name="T31"> obtient la compétence </text:span><text:span text:style-name="T6">Busoshoku</text:span> <text:span text:style-name="T31">qui permet de revêtir </text:span><text:span text:style-name="T32">une barrière de Haki autour</text:span><text:span text:style-name="T31"> son poing afin de </text:span><text:span text:style-name="T32">repousser</text:span><text:span text:style-name="T31"> </text:span><text:span text:style-name="T32">tout type d’attaque, notamment les projectiles.</text:span></text:p>
        </text:list-item>
        <text:list-item>
          <text:p text:style-name="P69"><text:span text:style-name="T32">3 Observations = obtient la compétence </text:span><text:span text:style-name="T6">Kenbunshoku</text:span> <text:span text:style-name="T32">qui permet de voir les corps les yeux fermés. Il devient alors facile de repérer la position exacte des logias </text:span><text:span text:style-name="T33">par exemple</text:span><text:span text:style-name="T32">.</text:span></text:p>
        </text:list-item>
        <text:list-item>
          <text:p text:style-name="P70"><text:span text:style-name="T33">3 Royal = obtient la compétence </text:span><text:span text:style-name="T6">Haoshoku</text:span> <text:span text:style-name="T33">qui permet de se revêtir du Haki royal. L’utilisateur obtient alors une forte résistance à tout les types d’attaque et chaque coup porté utilise le Ryuo.</text:span></text:p>
        </text:list-item>
      </text:list>
      <text:p text:style-name="P25"/>
      <text:h text:style-name="Heading_20_2" text:outline-level="2">Rokushiki</text:h>
      <text:p text:style-name="P36">Le Rokushiki permet à son utilisateur d’utiliser des capacités surhumaine après un long entraînement. Ces capacités demandent cependant beaucoup d’effort physique à l’utilisateur.</text:p>
      <text:list xml:id="list755043598" text:style-name="L16">
        <text:list-item>
          <text:p text:style-name="P71">Kami-e : prend une posture qui permet d’esquiver automatiquement toutes les frappes portées en utilisant la pression de l’air remué lors de l’attaque. Si une attaque est plus rapide que l’air ou sur une large zone, elle ne peut donc être esquivé.</text:p>
        </text:list-item>
        <text:list-item>
          <text:p text:style-name="P71">Geppo : permet de se déplacer en rebondissant sur l’air. Elle peut être combiné à une attaque pour lui donner de l’élan et ainsi augmenter sa puissance. Nécessite l’utilisation des jambes.</text:p>
        </text:list-item>
        <text:list-item>
          <text:p text:style-name="P71">Rankyaku : frappe l’air pour créer une lame de vent qui tranche tout ce qui se trouve sur son passage. Peut affecter plusieurs ennemis d’affilé.</text:p>
        </text:list-item>
        <text:list-item>
          <text:p text:style-name="P71">Shigan : son doigt devient très dur et inflige le même effet qu’un tir de fusil lors d’une frappe.</text:p>
        </text:list-item>
        <text:list-item>
          <text:p text:style-name="P71">Soru : se déplace quasi-instantanément sur une courte distance.</text:p>
        </text:list-item>
        <text:list-item>
          <text:p text:style-name="P71">Tekkai : le corps devient aussi dur que l’acier mais l’utilisateur ne peut plus bouger.</text:p>
        </text:list-item>
      </text:list>
      <text:p text:style-name="P36"/>
      <text:p text:style-name="P36">Si un personnage débloque toutes les capacités, il devient un Maitre Rokushiki, les bonus sont alors décuplés :</text:p>
      <text:list xml:id="list3524389032" text:style-name="L17">
        <text:list-item>
          <text:p text:style-name="P72">Les 6 pouvoirs de base n’utilisent plus d’énergie. Il faut cependant retirer le coût de base de ceux-ci pour utiliser leur version amélioré.</text:p>
        </text:list-item>
        <text:list-item>
          <text:p text:style-name="P72">Les techniques de Rankyaku et Shigan peuvent attaquer plusieurs fois dans le même tour.</text:p>
        </text:list-item>
        <text:list-item>
          <text:p text:style-name="P72">Le Soru gagne en zone de déplacement</text:p>
        </text:list-item>
        <text:list-item>
          <text:p text:style-name="P72">La dureté du Tekkai est doublé</text:p>
        </text:list-item>
        <text:list-item>
          <text:p text:style-name="P72"><text:s/>Le Geppo permet de se déplacer encore plus rapidement dans les airs</text:p>
        </text:list-item>
        <text:list-item>
          <text:p text:style-name="P72"><text:soft-page-break/>Il est possible de réagir avec une attaque d’opportunité en utilisant le Kami-e. Ceci met fin à la posture.</text:p>
        </text:list-item>
      </text:list>
      <text:p text:style-name="P36"/>
      <text:h text:style-name="Heading_20_2" text:outline-level="2">Fruit du démon</text:h>
      <text:p text:style-name="P36">Les fruits du démon donnent par défaut des faiblesses, résistances et/ou immunités naturelles qu’il convient de noter. Celles-ci sont passives mais peuvent nécessiter de l’énergie lors de leur activation.</text:p>
      <text:p text:style-name="P36">Par exemple :</text:p>
      <text:p text:style-name="P36">Un corps en caoutchouc ne nécessitera pas d’énergie car il est toujours comme cela.</text:p>
      <text:p text:style-name="P36">La transformation en fumé pour éviter une attaque nécessitera de l’énergie car il y a une transformation nécessaire.</text:p>
      <text:p text:style-name="P36"/>
      <text:p text:style-name="P36">Par la suite, l’utilisateur doit contrôler son pouvoir afin de l’utiliser au mieux, il pourra alors débloquer jusqu’à 6 capacités, chacune valant 1 point Spé (il est aussi possible d’améliorer une capacité existante à défaut d’en créer une nouvelle).</text:p>
      <text:p text:style-name="P36">Lorsque les 6 points sont dépensés, le fruit s’éveille, il gagne alors en puissance :</text:p>
      <text:list xml:id="list2298274895" text:style-name="L18">
        <text:list-item>
          <text:p text:style-name="P73">Paramécia : ils deviennent capable d’étendre leur pouvoir à leur environnement alentours et de le contrôler. Certains peuvent ainsi simuler un pouvoir de logia, mais en réalité, leur corps restera toujours inchangé.</text:p>
        </text:list-item>
        <text:list-item>
          <text:p text:style-name="P73">Zoan : leurs bonus de résistance et de puissance lors de leurs transformations sont encore augmentés</text:p>
        </text:list-item>
        <text:list-item>
          <text:p text:style-name="P73">Logia : <text:span text:style-name="T34">obtient une transformation de la taille d’un géant de son élément</text:span></text:p>
        </text:list-item>
      </text:list>
      <text:p text:style-name="P36"/>
      <text:h text:style-name="P40" text:outline-level="1">Scripts de la fiche</text:h>
      <text:p text:style-name="P37">Voici les automatisations inclus dans la fiche : </text:p>
      <text:list xml:id="list2368685382" text:style-name="L19">
        <text:list-item>
          <text:p text:style-name="P74">Calcul de la vitesse en fonction de l’agilité</text:p>
        </text:list-item>
        <text:list-item>
          <text:p text:style-name="P74">Calcul du poids total en fonction de la force</text:p>
        </text:list-item>
        <text:list-item>
          <text:p text:style-name="P74">Calcul du nombre de jet de destin basé sur l’intuition</text:p>
        </text:list-item>
        <text:list-item>
          <text:p text:style-name="P74">Malus de vitesse en fonction de l’excédent en poids</text:p>
        </text:list-item>
      </text:list>
      <text:p text:style-name="P36"/>
      <text:p text:style-name="P38">Enjoy i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30T20:41:26.349000000</dc:date>
    <meta:editing-duration>PT2H6M22S</meta:editing-duration>
    <meta:editing-cycles>6</meta:editing-cycles>
    <meta:generator>LibreOffice/7.2.3.2$Windows_X86_64 LibreOffice_project/d166454616c1632304285822f9c83ce2e660fd92</meta:generator>
    <meta:document-statistic meta:table-count="0" meta:image-count="0" meta:object-count="0" meta:page-count="11" meta:paragraph-count="228" meta:word-count="3275" meta:character-count="19349" meta:non-whitespace-character-count="16366"/>
  </office:meta>
</office:document-meta>
</file>